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in a Social Question-Answering Site: </text:p>
      <text:p text:style-name="Heading">Longitudinal analysis of a social question-answering site </text:p>
      <text:p text:style-name="Heading"/>
      <text:p text:style-name="Standard">Paul Matthews, </text:p>
      <text:p text:style-name="Standard">Department of Computer Science and Creative Technologies, </text:p>
      <text:p text:style-name="Standard">University of the West of England. </text:p>
      <text:p text:style-name="Standard"/>
      <text:p text:style-name="Standard"/>
      <text:h text:style-name="Heading_20_1" text:outline-level="1">Abstract </text:h>
      <text:p text:style-name="Standard"/>
      <text:h text:style-name="Heading_20_2" text:outline-level="2">Introduction </text:h>
      <text:p text:style-name="Standard">Social question-answering (Q &amp; A) sites such as Yahoo Answers, Quora, Baide Knows and Naver KnowledgeIn have been popular in recent years as a platform for users to post questions on general or more specialist topics and receive answers f the community of users. <text:s/>Curated question-answer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is presented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text:soft-page-break/>Desirable norms and architecture for a knowledge commons </text:h>
      <text:p text:style-name="Standard">[Refs needed in this section] </text:p>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 field as normative, in providing a framework for an epistemological system to converge on the true knowledge (defined in a number of ways) {{414 Goldman, A.I. 1999;}}. Conditions of such systems include inclusivity, diversity and authority.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isophical propos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take a Popperian approach and hold a particular view until evidence seems sufficient to reject it {{414 Goldman, A.I. 1999;}}. </text:p>
      <text:p text:style-name="Standard"/>
      <text:p text:style-name="Standard">To these above conditions I would add that the system should be dynamic,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intrinsic and intrinsic motivation, to share knowledge and help the community while gaining externally recognisable kudos through the reputation gained. {{ 714 Mamykina,Lena 2011;}} </text:p>
      <text:p text:style-name="Standard"/>
      <text:h text:style-name="Heading_20_2" text:outline-level="2">Indicators of quality in social Q &amp; A </text:h>
      <text:p text:style-name="Standard">Quality assessment of a Q&amp;A resource might consider question and answer quality individually or look instead at the quality of the emergent question and answer resource. </text:p>
      <text:p text:style-name="Standard">Stack Overflow has a range of guidelines and suggestions to users on how to formulate a question as well as detailed information on the type of questions that should be asked. The site FAQ <text:soft-page-break/>encourages answerable, practical questions specific to the domain – open-ended, chatty questions are explicitly discouraged1. Question guidelines request that answers first be properly researched, that users are specific as possible, that the question is on-topic and relevant to others2 </text:p>
      <text:p text:style-name="Standard"/>
      <text:p text:style-name="Standard">[Ref search needed here, must be papers on quality of questions in practice in forums, Q&amp;A...] </text:p>
      <text:p text:style-name="Standard"/>
      <text:p text:style-name="Standard">In terms of answers, one route may be to assess answers based on which are "accepted" as a best answer by the questioner or use a more objective quality assessment.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ext:p>
      <text:p text:style-name="Standard"/>
      <text:p text:style-name="Standard">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most significant regressors {{754 Blooma,Mohan John 2008;}}. <text:s/></text:p>
      <text:p text:style-name="Standard"/>
      <text:p text:style-name="Standard">Fewer studies have targeted is the quality of the overall question-answer resource, which may consist of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In a learning environment, multiple wiki texts - even when each text is itself collaboratively 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aten]. </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text:soft-page-break/>criticised both from within and outwith the community . Here, users compete to answer questions as quickly as possible, in order to gain the associated reputation points if their answer is accepted by the questioner {{714 Mamykina,Lena 2011;}}. <text:s/>This has the desirable effect of the asker receiving an answer quickly, but may sacrifice quality given that the answerer is in a rush to provide information. <text:s/>The extent of the problem was highlighted, with the median answer time of 11 minutes.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This can be verified in Stack Overflow by looking at Answer scores in relation to the time they were contributed. <text:s/>[Expand] </text:p>
      <text:p text:style-name="Standard"/>
      <text:h text:style-name="Heading_20_2" text:outline-level="2">Knowledge accretion in collaborative authoring environments </text:h>
      <text:p text:style-name="Standard">[Needs editing or incorporating into above sections] </text:p>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 (Need a ref) </text:p>
      <text:p text:style-name="Standard"/>
      <text:p text:style-name="Standard"/>
      <text:h text:style-name="Heading_20_1" text:outline-level="1"><text:soft-page-break/>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Data was loaded and pre-processed in MySQL, before being loaded into an R statistics interface for analysis. <text:s/>The May 2011 dataset contains some 6,479,788 posts - incorporating both questions and answers - <text:s/>from amongst 756,695 users. By December 2011, the totals had grown to 7,397,507 posts and 887,372 users. </text:p>
      <text:h text:style-name="Heading_20_1" text:outline-level="1"/>
      <text:h text:style-name="Heading_20_1" text:outline-level="1">Discussion </text:h>
      <text:h text:style-name="Heading_20_1" text:outline-level="1">Conclusion </text:h>
      <text:h text:style-name="Heading_20_1" text:outline-level="1">References </text:h>
      <text:h text:style-name="Heading_20_1" text:outline-level="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17:03</meta:creation-date>
    <dc:date>2012-08-23T11:32:03</dc:date>
    <dc:creator>Paul Matthews</dc:creator>
    <meta:editing-duration>P0D</meta:editing-duration>
    <meta:editing-cycles>3</meta:editing-cycles>
    <meta:generator>LibreOffice/3.5$Linux_x86 LibreOffice_project/350m1$Build-2</meta:generator>
    <meta:document-statistic meta:table-count="0" meta:image-count="0" meta:object-count="0" meta:page-count="5" meta:paragraph-count="46" meta:word-count="2233" meta:character-count="14458" meta:non-whitespace-character-count="12207"/>
  </office:meta>
</office:document-meta>
</file>